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6e3e" style:font-weight-asian="bold" style:font-weight-complex="bold"/>
    </style:style>
    <style:style style:name="P2" style:family="paragraph" style:parent-style-name="Standard">
      <style:text-properties fo:font-weight="bold" officeooo:paragraph-rsid="0013af7a"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163900" officeooo:paragraph-rsid="00163900" style:font-weight-asian="normal" style:font-weight-complex="normal"/>
    </style:style>
    <style:style style:name="P5" style:family="paragraph" style:parent-style-name="Standard">
      <style:text-properties officeooo:paragraph-rsid="00189cef"/>
    </style:style>
    <style:style style:name="P6" style:family="paragraph" style:parent-style-name="Standard">
      <style:text-properties fo:font-weight="normal" officeooo:paragraph-rsid="0013af7a" style:font-weight-asian="normal" style:font-weight-complex="normal"/>
    </style:style>
    <style:style style:name="P7" style:family="paragraph" style:parent-style-name="Standard">
      <style:text-properties fo:font-weight="normal" officeooo:paragraph-rsid="002f4f1b" style:font-weight-asian="normal" style:font-weight-complex="normal"/>
    </style:style>
    <style:style style:name="P8" style:family="paragraph" style:parent-style-name="Standard">
      <style:text-properties officeooo:paragraph-rsid="0013af7a"/>
    </style:style>
    <style:style style:name="P9" style:family="paragraph" style:parent-style-name="Standard">
      <style:text-properties fo:font-weight="bold" officeooo:rsid="00163900" officeooo:paragraph-rsid="002ba675" style:font-weight-asian="bold" style:font-weight-complex="bold"/>
    </style:style>
    <style:style style:name="P10" style:family="paragraph" style:parent-style-name="Standard">
      <style:text-properties officeooo:paragraph-rsid="0025ddeb"/>
    </style:style>
    <style:style style:name="P11" style:family="paragraph" style:parent-style-name="Standard">
      <style:text-properties officeooo:paragraph-rsid="0027745c"/>
    </style:style>
    <style:style style:name="P12" style:family="paragraph" style:parent-style-name="Standard">
      <style:text-properties officeooo:paragraph-rsid="0027f6e9"/>
    </style:style>
    <style:style style:name="P13" style:family="paragraph" style:parent-style-name="Standard">
      <style:text-properties officeooo:paragraph-rsid="002ba675"/>
    </style:style>
    <style:style style:name="P14" style:family="paragraph" style:parent-style-name="Standard">
      <style:text-properties officeooo:paragraph-rsid="002d8d21"/>
    </style:style>
    <style:style style:name="P15" style:family="paragraph" style:parent-style-name="Standard">
      <style:text-properties officeooo:paragraph-rsid="002f4f1b"/>
    </style:style>
    <style:style style:name="P16" style:family="paragraph" style:parent-style-name="Standard">
      <style:text-properties officeooo:paragraph-rsid="0019e6f0"/>
    </style:style>
    <style:style style:name="P17" style:family="paragraph" style:parent-style-name="Standard">
      <style:text-properties officeooo:paragraph-rsid="00189cef"/>
    </style:style>
    <style:style style:name="T1" style:family="text">
      <style:text-properties fo:font-weight="bold" style:font-weight-asian="bold" style:font-weight-complex="bold"/>
    </style:style>
    <style:style style:name="T2" style:family="text">
      <style:text-properties officeooo:rsid="001bae48"/>
    </style:style>
    <style:style style:name="T3" style:family="text">
      <style:text-properties officeooo:rsid="001d8170"/>
    </style:style>
    <style:style style:name="T4" style:family="text">
      <style:text-properties officeooo:rsid="001e9997"/>
    </style:style>
    <style:style style:name="T5" style:family="text">
      <style:text-properties officeooo:rsid="0025ddeb"/>
    </style:style>
    <style:style style:name="T6" style:family="text">
      <style:text-properties fo:font-weight="normal" style:font-weight-asian="normal" style:font-weight-complex="normal"/>
    </style:style>
    <style:style style:name="T7" style:family="text">
      <style:text-properties fo:font-weight="normal" officeooo:rsid="001c55fa" style:font-weight-asian="normal" style:font-weight-complex="normal"/>
    </style:style>
    <style:style style:name="T8" style:family="text">
      <style:text-properties fo:font-weight="normal" officeooo:rsid="0027745c" style:font-weight-asian="normal" style:font-weight-complex="normal"/>
    </style:style>
    <style:style style:name="T9" style:family="text">
      <style:text-properties officeooo:rsid="0027f6e9"/>
    </style:style>
    <style:style style:name="T10" style:family="text">
      <style:text-properties officeooo:rsid="00288314"/>
    </style:style>
    <style:style style:name="T11" style:family="text">
      <style:text-properties fo:language="de" fo:country="DE"/>
    </style:style>
    <style:style style:name="T12" style:family="text">
      <style:text-properties fo:language="de" fo:country="DE" officeooo:rsid="002a4170"/>
    </style:style>
    <style:style style:name="T13" style:family="text">
      <style:text-properties fo:language="de" fo:country="DE" officeooo:rsid="00288314"/>
    </style:style>
    <style:style style:name="T14" style:family="text">
      <style:text-properties fo:language="de" fo:country="DE" fo:font-weight="bold" style:font-weight-asian="bold" style:font-weight-complex="bold"/>
    </style:style>
    <style:style style:name="T15" style:family="text">
      <style:text-properties fo:language="de" fo:country="DE" fo:font-weight="bold" officeooo:rsid="002a4170" style:font-weight-asian="bold" style:font-weight-complex="bold"/>
    </style:style>
    <style:style style:name="T16" style:family="text">
      <style:text-properties fo:language="de" fo:country="DE" fo:font-weight="bold" officeooo:rsid="00288314" style:font-weight-asian="bold" style:font-weight-complex="bold"/>
    </style:style>
    <style:style style:name="T17" style:family="text">
      <style:text-properties fo:language="de" fo:country="DE" officeooo:rsid="002f4f1b"/>
    </style:style>
    <style:style style:name="T18" style:family="text">
      <style:text-properties officeooo:rsid="002a4170"/>
    </style:style>
    <style:style style:name="T19" style:family="text">
      <style:text-properties style:font-name="Liberation Serif" fo:font-size="12pt" fo:language="de" fo:country="DE" fo:font-weight="normal" style:font-size-asian="12pt" style:font-weight-asian="normal" style:font-size-complex="12pt" style:font-weight-complex="normal"/>
    </style:style>
    <style:style style:name="T20" style:family="text">
      <style:text-properties officeooo:rsid="00311e14"/>
    </style:style>
  </office:automatic-styles>
  <office:body>
    <office:text>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konzept <text:span text:style-name="T18">V2.1</text:span></text:p>
      <text:p text:style-name="P3"/>
      <text:p text:style-name="P2">Unit Tests<text:bookmark text:name="tw-target-text"/> : <text:span text:style-name="T19">Ziel ist es, das Verhalten elementarer Codeteile zu überprüfen.</text:span></text:p>
      <text:p text:style-name="P6">Unit Tests sind bereits im Code vorhanden und in fünf Programme gruppiert, welche die drei</text:p>
      <text:p text:style-name="P6">Funktionalitäten der App sowie die Schnittstelle zu den Audio- und Videoplayern testen.</text:p>
      <text:p text:style-name="P6">- Die bestehenden Tests funktionieren immer noch nur teilweise, der erste Schritt besteht darin, sie</text:p>
      <text:p text:style-name="P6">zum Funktionieren zu bringen.</text:p>
      <text:p text:style-name="P6">- Für sechs Funktionalitäten der Anwendung (Tools, Quiz usw.) müssen weitere gleichwertige</text:p>
      <text:p text:style-name="P6">Testprogramme (bestehend aus Unit Tests) implementiert werden.</text:p>
      <text:p text:style-name="P6">Auch für die Datenbankverwaltung müssen Unit-Tests geschrieben werden (siehe nächster Abschnitt)</text:p>
      <text:p text:style-name="P4"/>
      <text:p text:style-name="P9">Datenbank Tests : <text:span text:style-name="T6">Ziel ist es, die Gültigkeit der Daten nach verschiedenen Zugriffs- und Änderungsarten zu überprüfen.</text:span></text:p>
      <text:p text:style-name="P9"><text:span text:style-name="T6">Insbesondere soll geprüft werden, ob die verschiedenen Aktivitäten nach ihrer Beendigung korrekt gespeichert werden.</text:span></text:p>
      <text:p text:style-name="P10"><text:span text:style-name="T5">Da d</text:span>ie Codebasis keine Datenbanktests enthält, müssen Unit-Tests für das Modul „database_helper.dart.“ geschrieben werden. <text:span text:style-name="T5">Dieses verwaltet</text:span> die Aufzeichnung der Benutzeraktivität.</text:p>
      <text:p text:style-name="P8"/>
      <text:p text:style-name="P15"><text:span text:style-name="T1">Integrationstest :</text:span> Ziel ist es, zu überprüfen, ob die verschiedenen für eine Story verwendeten Komponenten wie vorgesehen zusammenarbeiten.</text:p>
      <text:p text:style-name="P7">Wir werden Mocking verwenden, um die verschiedenen Interaktionen zu simulieren.</text:p>
      <text:p text:style-name="P11"><text:span text:style-name="T1"/></text:p>
      <text:p text:style-name="P15"><text:span text:style-name="T1">Installationstest :</text:span><text:span text:style-name="T6"> </text:span><text:span text:style-name="T7">Die App ist schon und wird weiter auf Google-Play und Apple-Store verfügbar.</text:span></text:p>
      <text:p text:style-name="P15"><text:span text:style-name="T7">Der Test besteht lediglich darin, zu überprüfen, ob die in den Stores angebotenen Versionen tatsächlich die sind, die gepusht wurden.</text:span></text:p>
      <text:p text:style-name="P11"><text:span text:style-name="T1"/></text:p>
      <text:p text:style-name="P15"><text:span text:style-name="T1">GUI Test</text:span><text:bookmark text:name="tw-target-text Copie 4"/><text:span text:style-name="T1"> : </text:span><text:span text:style-name="T11">Das Ziel : die Funktionalität und das Erscheinungsbild der App-GUI zu überprüfen.</text:span></text:p>
      <text:p text:style-name="P7"><text:span text:style-name="T11">Wir werden zunächst </text:span><text:span text:style-name="T17">selbst </text:span><text:span text:style-name="T12">von Hand</text:span><text:span text:style-name="T11"> testen. Wir werden auf den verschiedenen Geräten, die die Gruppe besitzt, testen und nach Unstimmigkeiten im Erscheinungsbild suchen. Wir werden auch versuchen, das für Android entwickelte Framework „UI Automator“ zu verwenden.</text:span></text:p>
      <text:p text:style-name="P11"><text:span text:style-name="T1"/></text:p>
      <text:p text:style-name="P11"><text:span text:style-name="T1">Stress-Test : </text:span><text:span text:style-name="T8">Wir möchten unsere App zufällig, aber dennoch wiederholbar einem Stresstest unterziehen.</text:span></text:p>
      <text:p text:style-name="P11"><text:span text:style-name="T6">Für diesen Test verwenden wir Monkey auf Android und AutoMonkey auf dem iPhone. Diese Programme laufen auf einem Emulator oder Gerät. Sie generieren pseudozufällige Ströme von Benutzerereignissen wie Klicks, Berührungen oder Gesten sowie eine Reihe von Ereignissen auf Systemebene.</text:span></text:p>
      <text:p text:style-name="P11"><text:span text:style-name="T6"/></text:p>
      <text:p text:style-name="P5"><text:span text:style-name="T1">Usability-Test :</text:span> Ziel ist es, das Benutzererlebnis zu verbessern und das Produkt benutzerfreundlicher zu gestalten.</text:p>
      <text:p text:style-name="P5">Unser<text:span text:style-name="T20">e</text:span> Kund<text:span text:style-name="T20">in</text:span> <text:span text:style-name="T20">hat </text:span>uns eine Testgruppe zur Verfügung <text:span text:style-name="T20">gestellt</text:span>. Wir werden sie bitten, verschiedene Aufgaben zu lösen und dazu Feedback einzuholen.</text:p>
      <text:p text:style-name="P16"><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09:05:52.834777644</meta:creation-date>
    <meta:editing-duration>PT11H39M44S</meta:editing-duration>
    <meta:editing-cycles>10</meta:editing-cycles>
    <meta:generator>LibreOffice/24.2.7.2$Linux_X86_64 LibreOffice_project/420$Build-2</meta:generator>
    <dc:date>2025-04-16T13:23:32.931546382</dc:date>
    <meta:document-statistic meta:table-count="0" meta:image-count="0" meta:object-count="0" meta:page-count="1" meta:paragraph-count="22" meta:word-count="343" meta:character-count="2504" meta:non-whitespace-character-count="2183"/>
  </office:meta>
</office:document-meta>
</file>